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4967b" officeooo:paragraph-rsid="0004967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ENCTOR DATA:</text:p>
      <text:p text:style-name="P1">[{</text:p>
      <text:p text:style-name="P1"><text:tab/>"connector_name": "EXCEL",</text:p>
      <text:p text:style-name="P1"><text:tab/>"connector_type": "File Storage",</text:p>
      <text:p text:style-name="P1"><text:tab/>"connector_validity": {</text:p>
      <text:p text:style-name="P1"><text:tab/><text:tab/>"is_valid": true,</text:p>
      <text:p text:style-name="P1"><text:tab/><text:tab/>"message": ""</text:p>
      <text:p text:style-name="P1"><text:tab/>},</text:p>
      <text:p text:style-name="P1"><text:tab/>"properties": {</text:p>
      <text:p text:style-name="P1"><text:tab/><text:tab/>"file_extension": [</text:p>
      <text:p text:style-name="P1"><text:tab/><text:tab/><text:tab/>"xlsx",</text:p>
      <text:p text:style-name="P1"><text:tab/><text:tab/><text:tab/>"xlx"</text:p>
      <text:p text:style-name="P1"><text:tab/><text:tab/>]</text:p>
      <text:p text:style-name="P1"><text:tab/>}</text:p>
      <text:p text:style-name="P1">}, {</text:p>
      <text:p text:style-name="P1"><text:tab/>"connector_name": "CSV",</text:p>
      <text:p text:style-name="P1"><text:tab/>"connector_type": "File Storage",</text:p>
      <text:p text:style-name="P1"><text:tab/>"connector_validity": {</text:p>
      <text:p text:style-name="P1"><text:tab/><text:tab/>"is_valid": true,</text:p>
      <text:p text:style-name="P1"><text:tab/><text:tab/>"message": ""</text:p>
      <text:p text:style-name="P1"><text:tab/>},</text:p>
      <text:p text:style-name="P1"><text:tab/>"properties": {</text:p>
      <text:p text:style-name="P1"><text:tab/><text:tab/>"file_extension": [</text:p>
      <text:p text:style-name="P1"><text:tab/><text:tab/><text:tab/>"csv"</text:p>
      <text:p text:style-name="P1"><text:tab/><text:tab/>]</text:p>
      <text:p text:style-name="P1"><text:tab/>}</text:p>
      <text:p text:style-name="P1">}, {</text:p>
      <text:p text:style-name="P1"><text:tab/>"connector_name": "JSON",</text:p>
      <text:p text:style-name="P1"><text:tab/>"connector_type": "File Storage",</text:p>
      <text:p text:style-name="P1"><text:tab/>"connector_validity": {</text:p>
      <text:p text:style-name="P1"><text:tab/><text:tab/>"is_valid": true,</text:p>
      <text:p text:style-name="P1"><text:tab/><text:tab/>"message": ""</text:p>
      <text:p text:style-name="P1"><text:tab/>},</text:p>
      <text:p text:style-name="P1"><text:tab/>"properties": {</text:p>
      <text:p text:style-name="P1"><text:tab/><text:tab/>"file_extension": [</text:p>
      <text:p text:style-name="P1"><text:tab/><text:tab/><text:tab/>"json"</text:p>
      <text:p text:style-name="P1"><text:tab/><text:tab/>]</text:p>
      <text:p text:style-name="P1"><text:tab/>}</text:p>
      <text:p text:style-name="P1">}, {</text:p>
      <text:p text:style-name="P1"><text:tab/>"connector_name": "XML",</text:p>
      <text:p text:style-name="P1"><text:tab/>"connector_type": "File Storage",</text:p>
      <text:p text:style-name="P1"><text:tab/>"connector_validity": {</text:p>
      <text:p text:style-name="P1"><text:tab/><text:tab/>"is_valid": true,</text:p>
      <text:p text:style-name="P1"><text:tab/><text:tab/>"message": ""</text:p>
      <text:p text:style-name="P1"><text:tab/>},</text:p>
      <text:p text:style-name="P1"><text:tab/>"properties": {</text:p>
      <text:p text:style-name="P1"><text:tab/><text:tab/>"file_extension": [</text:p>
      <text:p text:style-name="P1"><text:tab/><text:tab/><text:tab/>"xml"</text:p>
      <text:p text:style-name="P1"><text:tab/><text:tab/>]</text:p>
      <text:p text:style-name="P1"><text:tab/>}</text:p>
      <text:p text:style-name="P1">}, {</text:p>
      <text:p text:style-name="P1"><text:tab/>"connector_name": "MONGO-DB",</text:p>
      <text:p text:style-name="P1"><text:soft-page-break/><text:tab/>"connector_type": "Database",</text:p>
      <text:p text:style-name="P1"><text:tab/>"connector_validity": {</text:p>
      <text:p text:style-name="P1"><text:tab/><text:tab/>"is_valid": true,</text:p>
      <text:p text:style-name="P1"><text:tab/><text:tab/>"message": ""</text:p>
      <text:p text:style-name="P1"><text:tab/>}</text:p>
      <text:p text:style-name="P1">}, {</text:p>
      <text:p text:style-name="P1"><text:tab/>"connector_name": "CASSANDRA",</text:p>
      <text:p text:style-name="P1"><text:tab/>"connector_type": "Database",</text:p>
      <text:p text:style-name="P1"><text:tab/>"connector_validity": {</text:p>
      <text:p text:style-name="P1"><text:tab/><text:tab/>"is_valid": true,</text:p>
      <text:p text:style-name="P1"><text:tab/><text:tab/>"message": ""</text:p>
      <text:p text:style-name="P1"><text:tab/>}</text:p>
      <text:p text:style-name="P1">}, {</text:p>
      <text:p text:style-name="P1"><text:tab/>"connector_name": "MYSQL",</text:p>
      <text:p text:style-name="P1"><text:tab/>"connector_type": "Database",</text:p>
      <text:p text:style-name="P1"><text:tab/>"connector_validity": {</text:p>
      <text:p text:style-name="P1"><text:tab/><text:tab/>"is_valid": true,</text:p>
      <text:p text:style-name="P1"><text:tab/><text:tab/>"message": ""</text:p>
      <text:p text:style-name="P1"><text:tab/>}</text:p>
      <text:p text:style-name="P1">}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1T21:44:00.298152543</meta:creation-date>
    <dc:date>2018-01-01T21:44:32.137561436</dc:date>
    <meta:editing-duration>PT35S</meta:editing-duration>
    <meta:editing-cycles>1</meta:editing-cycles>
    <meta:document-statistic meta:table-count="0" meta:image-count="0" meta:object-count="0" meta:page-count="2" meta:paragraph-count="72" meta:word-count="126" meta:character-count="1095" meta:non-whitespace-character-count="946"/>
    <meta:generator>LibreOffice/5.4.2.2$Linux_X86_64 LibreOffice_project/40m0$Build-2</meta:generator>
  </office:meta>
</office:document-meta>
</file>